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1.096cm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0.712cm" fo:min-width="0.849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dde8cb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dde8cb" draw:textarea-horizontal-align="left" draw:auto-grow-height="true" draw:auto-grow-width="false" fo:min-height="0.8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1.4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1.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1.3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1.17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1.354cm"/>
      <style:paragraph-properties style:writing-mode="lr-tb"/>
    </style:style>
    <style:style style:name="gr15" style:family="graphic" style:parent-style-name="objectwithoutfill">
      <style:graphic-properties svg:stroke-width="0.028cm" svg:stroke-color="#000000" draw:marker-start-width="0.242cm" draw:marker-end="Linienspitzen_20_1" draw:marker-end-width="0.342cm" draw:fill="none" draw:textarea-vertical-align="middle" fo:padding-top="0.139cm" fo:padding-bottom="0.139cm" fo:padding-left="0.264cm" fo:padding-right="0.264cm"/>
    </style:style>
    <style:style style:name="gr16" style:family="graphic" style:parent-style-name="objectwithoutfill">
      <style:graphic-properties draw:stroke="dash" draw:stroke-dash="Long_20_Dash" svg:stroke-width="0.028cm" svg:stroke-color="#000000" draw:marker-start-width="0.242cm" draw:marker-end="Linienspitzen_20_2" draw:marker-end-width="0.342cm" svg:stroke-linecap="butt" draw:fill="none" draw:textarea-vertical-align="middle" fo:padding-top="0.139cm" fo:padding-bottom="0.139cm" fo:padding-left="0.264cm" fo:padding-right="0.264cm"/>
    </style:style>
    <style:style style:name="gr17" style:family="graphic" style:parent-style-name="objectwithoutfill">
      <style:graphic-properties draw:stroke="dash" draw:stroke-dash="Long_20_Dash" svg:stroke-width="0.028cm" svg:stroke-color="#000000" draw:marker-start-width="0.242cm" draw:marker-end="Linienspitzen_20_3" draw:marker-end-width="0.342cm" svg:stroke-linecap="butt" draw:fill="none" draw:textarea-vertical-align="middle" fo:padding-top="0.139cm" fo:padding-bottom="0.139cm" fo:padding-left="0.264cm" fo:padding-right="0.264cm"/>
    </style:style>
    <style:style style:name="gr18" style:family="graphic" style:parent-style-name="objectwithoutfill">
      <style:graphic-properties draw:stroke="solid" draw:stroke-dash="Long_20_Dash" svg:stroke-width="0.028cm" svg:stroke-color="#706e0c" draw:marker-start-width="0.242cm" draw:marker-end="Linienspitzen_20_4" draw:marker-end-width="0.342cm" svg:stroke-linecap="butt" draw:fill="none" draw:textarea-vertical-align="middle" fo:padding-top="0.139cm" fo:padding-bottom="0.139cm" fo:padding-left="0.264cm" fo:padding-right="0.264cm"/>
    </style:style>
    <style:style style:name="gr19" style:family="graphic" style:parent-style-name="objectwithoutfill">
      <style:graphic-properties draw:stroke="solid" draw:stroke-dash="Long_20_Dash" svg:stroke-width="0.028cm" svg:stroke-color="#706e0c" draw:marker-start-width="0.242cm" draw:marker-end="Linienspitzen_20_5" draw:marker-end-width="0.342cm" svg:stroke-linecap="butt" draw:fill="none" draw:textarea-vertical-align="middle" fo:padding-top="0.139cm" fo:padding-bottom="0.139cm" fo:padding-left="0.264cm" fo:padding-right="0.264cm"/>
    </style:style>
    <style:style style:name="gr20" style:family="graphic" style:parent-style-name="objectwithoutfill">
      <style:graphic-properties draw:stroke="solid" draw:stroke-dash="Long_20_Dash" svg:stroke-width="0.028cm" svg:stroke-color="#706e0c" draw:marker-start-width="0.242cm" draw:marker-end="Linienspitzen_20_6" draw:marker-end-width="0.342cm" svg:stroke-linecap="butt" draw:fill="none" draw:textarea-vertical-align="middle" fo:padding-top="0.139cm" fo:padding-bottom="0.139cm" fo:padding-left="0.264cm" fo:padding-right="0.264cm"/>
    </style:style>
    <style:style style:name="gr21" style:family="graphic" style:parent-style-name="objectwithoutfill">
      <style:graphic-properties svg:stroke-width="0.028cm" svg:stroke-color="#706e0c" draw:marker-start-width="0.242cm" draw:marker-end="Linienspitzen_20_7" draw:marker-end-width="0.342cm" draw:fill="none" draw:textarea-vertical-align="middle" fo:padding-top="0.139cm" fo:padding-bottom="0.139cm" fo:padding-left="0.264cm" fo:padding-right="0.264cm"/>
      <style:paragraph-properties style:writing-mode="lr-tb"/>
    </style:style>
    <style:style style:name="gr22" style:family="graphic" style:parent-style-name="objectwithoutfill">
      <style:graphic-properties svg:stroke-width="0.028cm" svg:stroke-color="#706e0c" draw:marker-start-width="0.242cm" draw:marker-end="Linienspitzen_20_8" draw:marker-end-width="0.342cm" draw:fill="none" draw:textarea-vertical-align="middle" fo:padding-top="0.139cm" fo:padding-bottom="0.139cm" fo:padding-left="0.264cm" fo:padding-right="0.264cm"/>
    </style:style>
    <style:style style:name="gr23" style:family="graphic" style:parent-style-name="objectwithoutfill">
      <style:graphic-properties svg:stroke-width="0.028cm" draw:marker-start-width="0.242cm" draw:marker-end="Linienspitzen_20_9" draw:marker-end-width="0.342cm" draw:fill="none" draw:textarea-vertical-align="middle" fo:padding-top="0.139cm" fo:padding-bottom="0.139cm" fo:padding-left="0.264cm" fo:padding-right="0.264cm"/>
    </style:style>
    <style:style style:name="gr24" style:family="graphic" style:parent-style-name="objectwithoutfill">
      <style:graphic-properties svg:stroke-width="0.028cm" draw:marker-start-width="0.242cm" draw:marker-end="Linienspitzen_20_10" draw:marker-end-width="0.342cm" draw:fill="none" draw:textarea-vertical-align="middle" fo:padding-top="0.139cm" fo:padding-bottom="0.139cm" fo:padding-left="0.264cm" fo:padding-right="0.264cm"/>
    </style:style>
    <style:style style:name="gr25" style:family="graphic" style:parent-style-name="objectwithoutfill">
      <style:graphic-properties svg:stroke-width="0.028cm" draw:marker-start-width="0.242cm" draw:marker-end="Linienspitzen_20_11" draw:marker-end-width="0.342cm" draw:fill="none" draw:textarea-vertical-align="middle" fo:padding-top="0.139cm" fo:padding-bottom="0.139cm" fo:padding-left="0.264cm" fo:padding-right="0.264cm"/>
    </style:style>
    <style:style style:name="gr26" style:family="graphic" style:parent-style-name="objectwithoutfill">
      <style:graphic-properties draw:stroke="dash" draw:stroke-dash="Long_20_Dash" svg:stroke-width="0.028cm" svg:stroke-color="#000000" draw:marker-start-width="0.242cm" draw:marker-end="Linienspitzen_20_3" draw:marker-end-width="0.342cm" draw:fill="none" draw:textarea-vertical-align="middle" fo:padding-top="0.139cm" fo:padding-bottom="0.139cm" fo:padding-left="0.264cm" fo:padding-right="0.264cm"/>
    </style:style>
    <style:style style:name="gr27" style:family="graphic" style:parent-style-name="objectwithoutfill">
      <style:graphic-properties draw:stroke="dash" draw:stroke-dash="Long_20_Dash" svg:stroke-width="0.028cm" svg:stroke-color="#158466" draw:marker-start-width="0.242cm" draw:marker-end="Linienspitzen_20_13" draw:marker-end-width="0.342cm" svg:stroke-linecap="butt" draw:fill="none" draw:textarea-vertical-align="middle" fo:padding-top="0.139cm" fo:padding-bottom="0.139cm" fo:padding-left="0.264cm" fo:padding-right="0.26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9" style:family="graphic" style:parent-style-name="objectwithoutfill">
      <style:graphic-properties svg:stroke-width="0.028cm" svg:stroke-color="#5b277d" draw:marker-start-width="0.242cm" draw:marker-end="Linienspitzen_20_16" draw:marker-end-width="0.342cm" draw:fill="none" draw:textarea-vertical-align="middle" fo:padding-top="0.139cm" fo:padding-bottom="0.139cm" fo:padding-left="0.264cm" fo:padding-right="0.264cm"/>
    </style:style>
    <style:style style:name="gr30" style:family="graphic" style:parent-style-name="standard">
      <style:graphic-properties draw:stroke="none" svg:stroke-color="#000000" draw:fill="solid" draw:fill-color="#ffd7d7" draw:textarea-horizontal-align="right" draw:auto-grow-height="true" draw:auto-grow-width="false" fo:min-height="0.743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ffd7d7" draw:textarea-horizontal-align="right" draw:auto-grow-height="true" draw:auto-grow-width="false" fo:min-height="0.744cm" fo:min-width="0cm"/>
      <style:paragraph-properties style:writing-mode="lr-tb"/>
    </style:style>
    <style:style style:name="gr32" style:family="graphic" style:parent-style-name="objectwithoutfill">
      <style:graphic-properties svg:stroke-width="0.028cm" svg:stroke-color="#808080" draw:marker-start-width="0.242cm" draw:marker-end="Linienspitzen_20_17" draw:marker-end-width="0.342cm" draw:fill="none" draw:textarea-vertical-align="middle" fo:padding-top="0.139cm" fo:padding-bottom="0.139cm" fo:padding-left="0.264cm" fo:padding-right="0.264cm"/>
    </style:style>
    <style:style style:name="gr33" style:family="graphic" style:parent-style-name="objectwithoutfill">
      <style:graphic-properties draw:stroke="dash" draw:stroke-dash="Long_20_Dash" svg:stroke-width="0.028cm" svg:stroke-color="#808080" draw:marker-start-width="0.242cm" draw:marker-end="Linienspitzen_20_17" draw:marker-end-width="0.342cm" svg:stroke-linecap="butt" draw:fill="none" draw:textarea-vertical-align="middle" fo:padding-top="0.139cm" fo:padding-bottom="0.139cm" fo:padding-left="0.264cm" fo:padding-right="0.264cm"/>
    </style:style>
    <style:style style:name="gr3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12cm" fo:min-width="2.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391cm" fo:min-width="4.75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4.75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391cm" fo:min-width="4.10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395cm" fo:min-width="9.40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dddddd"/>
      <style:paragraph-properties fo:text-align="start"/>
    </style:style>
    <style:style style:name="P5" style:family="paragraph">
      <loext:graphic-properties draw:fill="solid" draw:fill-color="#dde8cb"/>
      <style:paragraph-properties fo:text-align="start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end"/>
    </style:style>
    <style:style style:name="P10" style:family="paragraph">
      <loext:graphic-properties draw:fill="solid" draw:fill-color="#ffd7d7"/>
      <style:paragraph-properties fo:text-align="end"/>
      <style:text-properties fo:background-color="transparent"/>
    </style:style>
    <style:style style:name="P11" style:family="paragraph">
      <loext:graphic-properties draw:fill="none" draw:fill-color="#ffffff"/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style:font-name="Consolas"/>
    </style:style>
    <style:style style:name="P13" style:family="paragraph">
      <loext:graphic-properties draw:fill="none" draw:fill-color="#ffffff"/>
      <style:paragraph-properties fo:text-align="center"/>
      <style:text-properties style:font-name="Consolas"/>
    </style:style>
    <style:style style:name="P14" style:family="paragraph">
      <loext:graphic-properties draw:fill="none" draw:fill-color="#ffffff"/>
      <style:paragraph-properties fo:text-align="start"/>
      <style:text-properties fo:color="#808080" loext:opacity="100%" loext:color-lum-mod="100%" loext:color-lum-off="0%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background-color="transparent"/>
    </style:style>
    <style:style style:name="T3" style:family="text">
      <style:text-properties style:font-name="Consolas" fo:font-size="11pt" style:font-size-asian="11pt" style:font-size-complex="11pt"/>
    </style:style>
    <style:style style:name="T4" style:family="text">
      <style:text-properties fo:color="#808080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xml:id="id5" draw:id="id5" draw:layer="layout" svg:width="2cm" svg:height="0.962cm" svg:x="13.068cm" svg:y="6.922cm">
          <draw:text-box>
            <text:p text:style-name="P1">INT</text:p>
          </draw:text-box>
        </draw:frame>
        <draw:frame draw:style-name="gr2" draw:text-style-name="P4" xml:id="id2" draw:id="id2" draw:layer="layout" svg:width="1.35cm" svg:height="0.962cm" svg:x="22.07cm" svg:y="13.8cm">
          <draw:text-box>
            <text:p text:style-name="P3">LP</text:p>
          </draw:text-box>
        </draw:frame>
        <draw:frame draw:style-name="gr3" draw:text-style-name="P4" xml:id="id4" draw:id="id4" draw:layer="layout" svg:width="1.349cm" svg:height="0.962cm" svg:x="22.07cm" svg:y="5.25cm">
          <draw:text-box>
            <text:p text:style-name="P3">AE</text:p>
          </draw:text-box>
        </draw:frame>
        <draw:frame draw:style-name="gr3" draw:text-style-name="P4" xml:id="id14" draw:id="id14" draw:layer="layout" svg:width="1.349cm" svg:height="0.962cm" svg:x="22.07cm" svg:y="3.579cm">
          <draw:text-box>
            <text:p text:style-name="P3">KP</text:p>
          </draw:text-box>
        </draw:frame>
        <draw:frame draw:style-name="gr4" draw:text-style-name="P5" xml:id="id7" draw:id="id7" draw:layer="layout" svg:width="1.83cm" svg:height="0.962cm" svg:x="22.07cm" svg:y="6.922cm">
          <draw:text-box>
            <text:p text:style-name="P3">SPI</text:p>
          </draw:text-box>
        </draw:frame>
        <draw:frame draw:style-name="gr5" draw:text-style-name="P5" xml:id="id8" draw:id="id8" draw:layer="layout" svg:width="1.831cm" svg:height="1.062cm" svg:x="22.051cm" svg:y="16.284cm">
          <draw:text-box>
            <text:p text:style-name="P3">TOU</text:p>
          </draw:text-box>
        </draw:frame>
        <draw:frame draw:style-name="gr6" draw:text-style-name="P6" xml:id="id11" draw:id="id11" draw:layer="layout" svg:width="1.455cm" svg:height="0.962cm" svg:x="22.051cm" svg:y="12.4cm">
          <draw:text-box>
            <text:p text:style-name="P3">DO</text:p>
          </draw:text-box>
        </draw:frame>
        <draw:frame draw:style-name="gr7" draw:text-style-name="P6" xml:id="id12" draw:id="id12" draw:layer="layout" svg:width="1.315cm" svg:height="0.962cm" svg:x="22.051cm" svg:y="11.138cm">
          <draw:text-box>
            <text:p text:style-name="P3">INI</text:p>
          </draw:text-box>
        </draw:frame>
        <draw:frame draw:style-name="gr8" draw:text-style-name="P6" draw:layer="layout" svg:width="1.95cm" svg:height="0.962cm" svg:x="13.1cm" svg:y="18.7cm">
          <draw:text-box>
            <text:p text:style-name="P3">MOV</text:p>
          </draw:text-box>
        </draw:frame>
        <draw:frame draw:style-name="gr9" draw:text-style-name="P2" xml:id="id13" draw:id="id13" draw:layer="layout" svg:width="2cm" svg:height="0.962cm" svg:x="13.068cm" svg:y="8.593cm">
          <draw:text-box>
            <text:p text:style-name="P1">CHA</text:p>
          </draw:text-box>
        </draw:frame>
        <draw:frame draw:style-name="gr10" draw:text-style-name="P2" xml:id="id6" draw:id="id6" draw:layer="layout" svg:width="2cm" svg:height="0.962cm" svg:x="13.068cm" svg:y="3.579cm">
          <draw:text-box>
            <text:p text:style-name="P1">COU</text:p>
          </draw:text-box>
        </draw:frame>
        <draw:frame draw:style-name="gr11" draw:text-style-name="P2" xml:id="id3" draw:id="id3" draw:layer="layout" svg:width="2cm" svg:height="0.962cm" svg:x="13.068cm" svg:y="5.25cm">
          <draw:text-box>
            <text:p text:style-name="P1">SGC</text:p>
          </draw:text-box>
        </draw:frame>
        <draw:frame draw:style-name="gr12" draw:text-style-name="P2" xml:id="id17" draw:id="id17" draw:layer="layout" svg:width="2cm" svg:height="0.962cm" svg:x="13.068cm" svg:y="11.265cm">
          <draw:text-box>
            <text:p text:style-name="P1">DEX</text:p>
          </draw:text-box>
        </draw:frame>
        <draw:frame draw:style-name="gr13" draw:text-style-name="P2" xml:id="id10" draw:id="id10" draw:layer="layout" svg:width="2cm" svg:height="0.962cm" svg:x="13.068cm" svg:y="12.936cm">
          <draw:text-box>
            <text:p text:style-name="P1">AGI</text:p>
          </draw:text-box>
        </draw:frame>
        <draw:frame draw:style-name="gr10" draw:text-style-name="P2" xml:id="id1" draw:id="id1" draw:layer="layout" svg:width="2cm" svg:height="0.962cm" svg:x="13.068cm" svg:y="14.608cm">
          <draw:text-box>
            <text:p text:style-name="P1">CON</text:p>
          </draw:text-box>
        </draw:frame>
        <draw:frame draw:style-name="gr14" draw:text-style-name="P2" xml:id="id9" draw:id="id9" draw:layer="layout" svg:width="2cm" svg:height="0.962cm" svg:x="13.068cm" svg:y="16.328cm">
          <draw:text-box>
            <text:p text:style-name="P1">STR</text:p>
          </draw:text-box>
        </draw:frame>
        <draw:connector draw:style-name="gr15" draw:text-style-name="P7" draw:layer="layout" draw:type="lines" svg:x1="15.068cm" svg:y1="15.089cm" svg:x2="22.07cm" svg:y2="14.281cm" draw:start-shape="id1" draw:start-glue-point="1" draw:end-shape="id2" draw:end-glue-point="3" svg:d="M15068 15089h500l6002-808h500" svg:viewBox="0 0 7003 809">
          <text:p/>
        </draw:connector>
        <draw:connector draw:style-name="gr16" draw:text-style-name="P7" draw:layer="layout" draw:type="lines" svg:x1="15.068cm" svg:y1="5.731cm" svg:x2="22.07cm" svg:y2="5.731cm" draw:start-shape="id3" draw:start-glue-point="1" draw:end-shape="id4" draw:end-glue-point="3" svg:d="M15068 5731h500 6002 500" svg:viewBox="0 0 7003 1">
          <text:p/>
        </draw:connector>
        <draw:connector draw:style-name="gr17" draw:text-style-name="P7" draw:layer="layout" draw:type="lines" svg:x1="15.068cm" svg:y1="7.403cm" svg:x2="22.07cm" svg:y2="5.731cm" draw:start-shape="id5" draw:start-glue-point="1" draw:end-shape="id4" draw:end-glue-point="3" svg:d="M15068 7403h500l6002-1672h500" svg:viewBox="0 0 7003 1673">
          <text:p/>
        </draw:connector>
        <draw:connector draw:style-name="gr18" draw:text-style-name="P7" draw:layer="layout" draw:type="lines" svg:x1="15.068cm" svg:y1="4.06cm" svg:x2="22.07cm" svg:y2="7.403cm" draw:start-shape="id6" draw:start-glue-point="1" draw:end-shape="id7" draw:end-glue-point="3" svg:d="M15068 4060h500l6002 3343h500" svg:viewBox="0 0 7003 3344">
          <text:p/>
        </draw:connector>
        <draw:connector draw:style-name="gr19" draw:text-style-name="P7" draw:layer="layout" draw:type="lines" svg:x1="15.068cm" svg:y1="5.731cm" svg:x2="22.07cm" svg:y2="7.403cm" draw:start-shape="id3" draw:start-glue-point="1" draw:end-shape="id7" draw:end-glue-point="3" svg:d="M15068 5731h500l6002 1672h500" svg:viewBox="0 0 7003 1673">
          <text:p/>
        </draw:connector>
        <draw:connector draw:style-name="gr20" draw:text-style-name="P7" draw:layer="layout" draw:type="lines" svg:x1="15.068cm" svg:y1="7.403cm" svg:x2="22.07cm" svg:y2="7.403cm" draw:start-shape="id5" draw:start-glue-point="1" draw:end-shape="id7" draw:end-glue-point="3" svg:d="M15068 7403h500 6002 500" svg:viewBox="0 0 7003 1">
          <text:p/>
        </draw:connector>
        <draw:connector draw:style-name="gr21" draw:text-style-name="P8" draw:layer="layout" draw:type="lines" svg:x1="15.068cm" svg:y1="15.089cm" svg:x2="22.051cm" svg:y2="16.815cm" draw:start-shape="id1" draw:start-glue-point="1" draw:end-shape="id8" draw:end-glue-point="3" svg:d="M15068 15089h500l5983 1726h500" svg:viewBox="0 0 6984 1727">
          <text:p text:style-name="P1"><text:span text:style-name="T1">2x</text:span></text:p>
        </draw:connector>
        <draw:connector draw:style-name="gr22" draw:text-style-name="P7" draw:layer="layout" draw:type="lines" svg:x1="15.068cm" svg:y1="16.809cm" svg:x2="22.051cm" svg:y2="16.815cm" draw:start-shape="id9" draw:start-glue-point="1" draw:end-shape="id8" draw:end-glue-point="3" svg:d="M15068 16809h500l5983 6h500" svg:viewBox="0 0 6984 7">
          <text:p/>
        </draw:connector>
        <draw:connector draw:style-name="gr23" draw:text-style-name="P7" draw:layer="layout" draw:type="lines" svg:x1="15.068cm" svg:y1="13.417cm" svg:x2="22.051cm" svg:y2="12.881cm" draw:start-shape="id10" draw:start-glue-point="1" draw:end-shape="id11" draw:end-glue-point="3" svg:d="M15068 13417h500l5983-536h500" svg:viewBox="0 0 6984 537">
          <text:p/>
        </draw:connector>
        <draw:connector draw:style-name="gr24" draw:text-style-name="P7" draw:layer="layout" draw:type="lines" svg:x1="15.068cm" svg:y1="4.06cm" svg:x2="22.051cm" svg:y2="11.619cm" draw:start-shape="id6" draw:start-glue-point="1" draw:end-shape="id12" draw:end-glue-point="3" svg:d="M15068 4060h500l5983 7559h500" svg:viewBox="0 0 6984 7560">
          <text:p/>
        </draw:connector>
        <draw:connector draw:style-name="gr25" draw:text-style-name="P7" draw:layer="layout" draw:type="lines" svg:x1="15.068cm" svg:y1="13.417cm" svg:x2="22.051cm" svg:y2="11.619cm" draw:start-shape="id10" draw:start-glue-point="1" draw:end-shape="id12" draw:end-glue-point="3" svg:d="M15068 13417h500l5983-1798h500" svg:viewBox="0 0 6984 1799">
          <text:p/>
        </draw:connector>
        <draw:connector draw:style-name="gr26" draw:text-style-name="P7" draw:layer="layout" draw:type="lines" svg:x1="15.068cm" svg:y1="9.074cm" svg:x2="22.07cm" svg:y2="5.731cm" draw:start-shape="id13" draw:start-glue-point="1" draw:end-shape="id4" draw:end-glue-point="3" svg:d="M15068 9074h500l6002-3343h500" svg:viewBox="0 0 7003 3344">
          <text:p/>
        </draw:connector>
        <draw:connector draw:style-name="gr27" draw:text-style-name="P7" draw:layer="layout" draw:type="lines" svg:x1="15.068cm" svg:y1="4.06cm" svg:x2="22.07cm" svg:y2="4.06cm" draw:start-shape="id6" draw:start-glue-point="1" draw:end-shape="id14" draw:end-glue-point="3" svg:d="M15068 4060h500 6002 500" svg:viewBox="0 0 7003 1">
          <text:p/>
        </draw:connector>
        <draw:connector draw:style-name="gr27" draw:text-style-name="P7" draw:layer="layout" draw:type="lines" svg:x1="15.068cm" svg:y1="5.731cm" svg:x2="22.07cm" svg:y2="4.06cm" draw:start-shape="id3" draw:start-glue-point="1" draw:end-shape="id14" draw:end-glue-point="3" svg:d="M15068 5731h500l6002-1671h500" svg:viewBox="0 0 7003 1672">
          <text:p/>
        </draw:connector>
        <draw:connector draw:style-name="gr27" draw:text-style-name="P7" draw:layer="layout" draw:type="lines" svg:x1="15.068cm" svg:y1="7.403cm" svg:x2="22.07cm" svg:y2="4.06cm" draw:start-shape="id5" draw:start-glue-point="1" draw:end-shape="id14" draw:end-glue-point="3" svg:d="M15068 7403h500l6002-3343h500" svg:viewBox="0 0 7003 3344">
          <text:p/>
        </draw:connector>
        <draw:frame draw:style-name="gr28" draw:text-style-name="P6" xml:id="id15" draw:id="id15" draw:layer="layout" svg:width="5.547cm" svg:height="0.962cm" svg:x="22.053cm" svg:y="15.008cm">
          <draw:text-box>
            <text:p text:style-name="P3">Wound Threshold</text:p>
          </draw:text-box>
        </draw:frame>
        <draw:connector draw:style-name="gr29" draw:text-style-name="P7" draw:layer="layout" draw:type="lines" svg:x1="15.068cm" svg:y1="15.089cm" svg:x2="22.053cm" svg:y2="15.489cm" draw:start-shape="id1" draw:start-glue-point="1" draw:end-shape="id15" draw:end-glue-point="3" svg:d="M15068 15089h500l5985 400h500" svg:viewBox="0 0 6986 401">
          <text:p/>
        </draw:connector>
        <draw:frame draw:style-name="gr30" draw:text-style-name="P10" xml:id="id16" draw:id="id16" draw:layer="layout" svg:width="1.568cm" svg:height="0.993cm" svg:x="4.732cm" svg:y="3.548cm">
          <draw:text-box>
            <text:p text:style-name="P9"><text:span text:style-name="T2">AT</text:span></text:p>
          </draw:text-box>
        </draw:frame>
        <draw:frame draw:style-name="gr31" draw:text-style-name="P10" xml:id="id18" draw:id="id18" draw:layer="layout" svg:width="1.568cm" svg:height="0.994cm" svg:x="4.732cm" svg:y="12.516cm">
          <draw:text-box>
            <text:p text:style-name="P9"><text:span text:style-name="T2">PA</text:span></text:p>
          </draw:text-box>
        </draw:frame>
        <draw:frame draw:style-name="gr30" draw:text-style-name="P10" xml:id="id19" draw:id="id19" draw:layer="layout" svg:width="1.57cm" svg:height="0.993cm" svg:x="4.73cm" svg:y="14.727cm">
          <draw:text-box>
            <text:p text:style-name="P9"><text:span text:style-name="T2">HP</text:span></text:p>
          </draw:text-box>
        </draw:frame>
        <draw:connector draw:style-name="gr32" draw:text-style-name="P7" draw:layer="layout" draw:type="lines" svg:x1="13.068cm" svg:y1="4.06cm" svg:x2="6.3cm" svg:y2="4.044cm" draw:start-shape="id6" draw:start-glue-point="3" draw:end-shape="id16" draw:end-glue-point="1" svg:d="M13068 4060h-500l-5768-16h-500" svg:viewBox="0 0 6769 17">
          <text:p/>
        </draw:connector>
        <draw:connector draw:style-name="gr33" draw:text-style-name="P7" draw:layer="layout" draw:type="lines" svg:x1="13.068cm" svg:y1="11.746cm" svg:x2="6.3cm" svg:y2="13.013cm" draw:start-shape="id17" draw:start-glue-point="3" draw:end-shape="id18" draw:end-glue-point="1" svg:d="M13068 11746h-500l-5768 1267h-500" svg:viewBox="0 0 6769 1268">
          <text:p/>
        </draw:connector>
        <draw:connector draw:style-name="gr33" draw:text-style-name="P7" draw:layer="layout" draw:type="lines" svg:x1="13.068cm" svg:y1="13.417cm" svg:x2="6.3cm" svg:y2="13.013cm" draw:start-shape="id10" draw:start-glue-point="3" draw:end-shape="id18" draw:end-glue-point="1" svg:d="M13068 13417h-500l-5768-404h-500" svg:viewBox="0 0 6769 405">
          <text:p/>
        </draw:connector>
        <draw:connector draw:style-name="gr33" draw:text-style-name="P7" draw:layer="layout" draw:type="lines" svg:x1="13.068cm" svg:y1="16.809cm" svg:x2="6.3cm" svg:y2="13.013cm" draw:start-shape="id9" draw:start-glue-point="3" draw:end-shape="id18" draw:end-glue-point="1" svg:d="M13068 16809h-500l-5768-3796h-500" svg:viewBox="0 0 6769 3797">
          <text:p/>
        </draw:connector>
        <draw:connector draw:style-name="gr33" draw:text-style-name="P7" draw:layer="layout" draw:type="lines" svg:x1="13.068cm" svg:y1="16.809cm" svg:x2="6.3cm" svg:y2="15.223cm" draw:start-shape="id9" draw:start-glue-point="3" draw:end-shape="id19" draw:end-glue-point="1" svg:d="M13068 16809h-500l-5768-1586h-500" svg:viewBox="0 0 6769 1587">
          <text:p/>
        </draw:connector>
        <draw:connector draw:style-name="gr33" draw:text-style-name="P7" draw:layer="layout" draw:type="lines" svg:x1="13.068cm" svg:y1="13.417cm" svg:x2="6.3cm" svg:y2="15.223cm" draw:start-shape="id10" draw:start-glue-point="3" draw:end-shape="id19" draw:end-glue-point="1" svg:d="M13068 13417h-500l-5768 1806h-500" svg:viewBox="0 0 6769 1807">
          <text:p/>
        </draw:connector>
        <draw:connector draw:style-name="gr33" draw:text-style-name="P7" draw:layer="layout" draw:type="lines" svg:x1="13.068cm" svg:y1="11.746cm" svg:x2="6.3cm" svg:y2="15.223cm" draw:start-shape="id17" draw:start-glue-point="3" draw:end-shape="id19" draw:end-glue-point="1" svg:d="M13068 11746h-500l-5768 3477h-500" svg:viewBox="0 0 6769 3478">
          <text:p/>
        </draw:connector>
        <draw:frame draw:style-name="gr34" draw:text-style-name="P11" draw:layer="layout" svg:width="3.3cm" svg:height="0.962cm" svg:x="3cm" svg:y="1.038cm">
          <draw:text-box>
            <text:p text:style-name="P9">Weapons</text:p>
          </draw:text-box>
        </draw:frame>
        <draw:frame draw:style-name="gr35" draw:text-style-name="P12" draw:layer="layout" svg:width="5.252cm" svg:height="0.641cm" svg:x="1.048cm" svg:y="2.538cm">
          <draw:text-box>
            <text:p text:style-name="P9"><text:span text:style-name="T3">IDerivedCharacteristic</text:span></text:p>
          </draw:text-box>
        </draw:frame>
        <draw:frame draw:style-name="gr36" draw:text-style-name="P12" draw:layer="layout" svg:width="5.252cm" svg:height="0.641cm" svg:x="22.048cm" svg:y="2.538cm">
          <draw:text-box>
            <text:p text:style-name="P9"><text:span text:style-name="T3">IDerivedCharacteristic</text:span></text:p>
          </draw:text-box>
        </draw:frame>
        <draw:frame draw:style-name="gr37" draw:text-style-name="P6" draw:layer="layout" svg:width="3.182cm" svg:height="0.962cm" svg:x="21.765cm" svg:y="1.038cm">
          <draw:text-box>
            <text:p text:style-name="P3">Attributes</text:p>
          </draw:text-box>
        </draw:frame>
        <draw:frame draw:style-name="gr30" draw:text-style-name="P10" xml:id="id20" draw:id="id20" draw:layer="layout" svg:width="1.568cm" svg:height="0.993cm" svg:x="4.732cm" svg:y="5.2cm">
          <draw:text-box>
            <text:p text:style-name="P9"><text:span text:style-name="T2">RC</text:span></text:p>
          </draw:text-box>
        </draw:frame>
        <draw:connector draw:style-name="gr32" draw:text-style-name="P7" draw:layer="layout" draw:type="lines" svg:x1="13.068cm" svg:y1="11.746cm" svg:x2="6.3cm" svg:y2="5.696cm" draw:start-shape="id17" draw:start-glue-point="3" draw:end-shape="id20" draw:end-glue-point="1" svg:d="M13068 11746h-500l-5768-6050h-500" svg:viewBox="0 0 6769 6051">
          <text:p/>
        </draw:connector>
        <draw:frame draw:style-name="gr38" draw:text-style-name="P13" draw:layer="layout" svg:width="4.604cm" svg:height="0.641cm" svg:x="11.896cm" svg:y="2.539cm">
          <draw:text-box>
            <text:p text:style-name="P1"><text:span text:style-name="T3">IRootCharacteristic</text:span></text:p>
          </draw:text-box>
        </draw:frame>
        <draw:frame draw:style-name="gr39" draw:text-style-name="P14" draw:layer="layout" svg:width="9.904cm" svg:height="0.645cm" svg:x="0.8cm" svg:y="19.355cm">
          <draw:text-box>
            <text:p text:style-name="P3"><text:span text:style-name="T4">Some of these values are also affected by a race base val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3" draw:display-name="Linienspitzen 13" svg:viewBox="0 0 20 20" svg:d="M0 20l10-20 10 20z"/>
    <draw:marker draw:name="Linienspitzen_20_16" draw:display-name="Linienspitzen 16" svg:viewBox="0 0 20 20" svg:d="M0 20l10-20 10 20z"/>
    <draw:marker draw:name="Linienspitzen_20_17" draw:display-name="Linienspitzen 17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Jan Seifert</meta:initial-creator>
    <meta:creation-date>2023-07-14T18:34:16.728000000</meta:creation-date>
    <dc:date>2023-07-18T22:47:08.149000000</dc:date>
    <dc:creator>Jan Seifert</dc:creator>
    <meta:editing-duration>PT1H30M44S</meta:editing-duration>
    <meta:editing-cycles>17</meta:editing-cycles>
    <meta:generator>LibreOffice/7.5.1.2$Windows_X86_64 LibreOffice_project/fcbaee479e84c6cd81291587d2ee68cba099e129</meta:generator>
    <meta:document-statistic meta:object-count="51"/>
  </office:meta>
</office:document-meta>
</file>